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text:span text:style-name="Strong_20_Emphasis">Waterfall</text:span> model is one of the most traditional software development life cycle (SDLC) methodologies. It’s a <text:span text:style-name="Strong_20_Emphasis">linear and sequential</text:span> approach, where each stage must be completed before the next one begins. It's called "Waterfall" because the process flows downward, similar to a waterfall, through a series of clearly defined stages.</text:p>
      <text:p text:style-name="Text_20_body">Here’s a breakdown of the stages in the <text:span text:style-name="Strong_20_Emphasis">Waterfall</text:span> model:</text:p>
      <text:h text:style-name="Heading_20_3" text:outline-level="3">1. <text:span text:style-name="Strong_20_Emphasis">Requirement Gathering and Analysis</text:span></text:h>
      <text:list text:style-name="L1">
        <text:list-item>
          <text:p text:style-name="P2"><text:span text:style-name="Strong_20_Emphasis">Purpose</text:span>: The first step involves gathering all the requirements for the system from stakeholders, end-users, and clients. This stage defines what the software needs to do, its scope, and the constraints. </text:p>
        </text:list-item>
        <text:list-item>
          <text:p text:style-name="P2"><text:span text:style-name="Strong_20_Emphasis">Outcome</text:span>: A detailed <text:span text:style-name="Strong_20_Emphasis">requirements specification</text:span> document, which serves as a reference throughout the development process. </text:p>
        </text:list-item>
        <text:list-item>
          <text:p text:style-name="P2"><text:span text:style-name="Strong_20_Emphasis">Key Activities</text:span>: </text:p>
          <text:list>
            <text:list-item>
              <text:p text:style-name="P2">Interviews with stakeholders </text:p>
            </text:list-item>
            <text:list-item>
              <text:p text:style-name="P2">Analyzing business needs </text:p>
            </text:list-item>
            <text:list-item>
              <text:p text:style-name="P1">Documenting functional and non-functional requirements </text:p>
            </text:list-item>
          </text:list>
        </text:list-item>
      </text:list>
      <text:h text:style-name="Heading_20_3" text:outline-level="3">2. <text:span text:style-name="Strong_20_Emphasis">System Design</text:span></text:h>
      <text:list text:style-name="L2">
        <text:list-item>
          <text:p text:style-name="P4"><text:span text:style-name="Strong_20_Emphasis">Purpose</text:span>: Based on the gathered requirements, the system’s architecture is designed in this stage. This includes the high-level structure, software architecture, database schema, and detailed design. </text:p>
        </text:list-item>
        <text:list-item>
          <text:p text:style-name="P4"><text:span text:style-name="Strong_20_Emphasis">Outcome</text:span>: <text:span text:style-name="Strong_20_Emphasis">Design documents</text:span> that define the architecture, data flow, user interfaces, and technology stack. </text:p>
        </text:list-item>
        <text:list-item>
          <text:p text:style-name="P4"><text:span text:style-name="Strong_20_Emphasis">Key Activities</text:span>: </text:p>
          <text:list>
            <text:list-item>
              <text:p text:style-name="P4">High-level system architecture design </text:p>
            </text:list-item>
            <text:list-item>
              <text:p text:style-name="P4">Database design </text:p>
            </text:list-item>
            <text:list-item>
              <text:p text:style-name="P4">UI/UX design </text:p>
            </text:list-item>
            <text:list-item>
              <text:p text:style-name="P3">Detailed component-level design </text:p>
            </text:list-item>
          </text:list>
        </text:list-item>
      </text:list>
      <text:h text:style-name="Heading_20_3" text:outline-level="3">3. <text:span text:style-name="Strong_20_Emphasis">Implementation (Development)</text:span></text:h>
      <text:list text:style-name="L3">
        <text:list-item>
          <text:p text:style-name="P6"><text:span text:style-name="Strong_20_Emphasis">Purpose</text:span>: In this stage, the actual software is developed and coded according to the design specifications from the previous stage. </text:p>
        </text:list-item>
        <text:list-item>
          <text:p text:style-name="P6"><text:span text:style-name="Strong_20_Emphasis">Outcome</text:span>: A <text:span text:style-name="Strong_20_Emphasis">working software prototype</text:span> or the first version of the system. </text:p>
        </text:list-item>
        <text:list-item>
          <text:p text:style-name="P6"><text:span text:style-name="Strong_20_Emphasis">Key Activities</text:span>: </text:p>
          <text:list>
            <text:list-item>
              <text:p text:style-name="P6">Writing code based on design documents </text:p>
            </text:list-item>
            <text:list-item>
              <text:p text:style-name="P6">Implementing databases, APIs, and the user interface </text:p>
            </text:list-item>
            <text:list-item>
              <text:p text:style-name="P5">Internal unit tests (basic tests of the functionality) </text:p>
            </text:list-item>
          </text:list>
        </text:list-item>
      </text:list>
      <text:h text:style-name="Heading_20_3" text:outline-level="3"><text:soft-page-break/>4. <text:span text:style-name="Strong_20_Emphasis">Integration and Testing (Verification)</text:span></text:h>
      <text:list text:style-name="L4">
        <text:list-item>
          <text:p text:style-name="P8"><text:span text:style-name="Strong_20_Emphasis">Purpose</text:span>: After development, the system undergoes rigorous testing to ensure it meets all the requirements and functions as expected. This stage identifies bugs and checks for issues with functionality, performance, and security. </text:p>
        </text:list-item>
        <text:list-item>
          <text:p text:style-name="P8"><text:span text:style-name="Strong_20_Emphasis">Outcome</text:span>: <text:span text:style-name="Strong_20_Emphasis">Tested software</text:span> with resolved bugs and issues. </text:p>
        </text:list-item>
        <text:list-item>
          <text:p text:style-name="P8"><text:span text:style-name="Strong_20_Emphasis">Key Activities</text:span>: </text:p>
          <text:list>
            <text:list-item>
              <text:p text:style-name="P8">Unit testing, integration testing, system testing, and acceptance testing </text:p>
            </text:list-item>
            <text:list-item>
              <text:p text:style-name="P8">Verification against the original requirements </text:p>
            </text:list-item>
            <text:list-item>
              <text:p text:style-name="P7">Bug fixing and retesting </text:p>
            </text:list-item>
          </text:list>
        </text:list-item>
      </text:list>
      <text:h text:style-name="Heading_20_3" text:outline-level="3">5. <text:span text:style-name="Strong_20_Emphasis">Deployment (Installation)</text:span></text:h>
      <text:list text:style-name="L5">
        <text:list-item>
          <text:p text:style-name="P10"><text:span text:style-name="Strong_20_Emphasis">Purpose</text:span>: The system is deployed to the production environment where it will be used by the end-users. This phase can include final user training and documentation. </text:p>
        </text:list-item>
        <text:list-item>
          <text:p text:style-name="P10"><text:span text:style-name="Strong_20_Emphasis">Outcome</text:span>: A <text:span text:style-name="Strong_20_Emphasis">live system</text:span> that is now available for end-users. </text:p>
        </text:list-item>
        <text:list-item>
          <text:p text:style-name="P10"><text:span text:style-name="Strong_20_Emphasis">Key Activities</text:span>: </text:p>
          <text:list>
            <text:list-item>
              <text:p text:style-name="P10">Deploying the software to servers or user devices </text:p>
            </text:list-item>
            <text:list-item>
              <text:p text:style-name="P10">User training and documentation </text:p>
            </text:list-item>
            <text:list-item>
              <text:p text:style-name="P9">Configuring the environment for real-world use </text:p>
            </text:list-item>
          </text:list>
        </text:list-item>
      </text:list>
      <text:h text:style-name="Heading_20_3" text:outline-level="3">6. <text:span text:style-name="Strong_20_Emphasis">Maintenance</text:span></text:h>
      <text:list text:style-name="L6">
        <text:list-item>
          <text:p text:style-name="P12"><text:span text:style-name="Strong_20_Emphasis">Purpose</text:span>: After deployment, the software enters the maintenance phase. This involves fixing issues that were not identified earlier, updating software for new requirements, and making improvements as needed. </text:p>
        </text:list-item>
        <text:list-item>
          <text:p text:style-name="P12"><text:span text:style-name="Strong_20_Emphasis">Outcome</text:span>: <text:span text:style-name="Strong_20_Emphasis">Updated software</text:span> with bug fixes, patches, and enhancements. </text:p>
        </text:list-item>
        <text:list-item>
          <text:p text:style-name="P12"><text:span text:style-name="Strong_20_Emphasis">Key Activities</text:span>: </text:p>
          <text:list>
            <text:list-item>
              <text:p text:style-name="P12">Bug fixes and patches </text:p>
            </text:list-item>
            <text:list-item>
              <text:p text:style-name="P12">Software updates and upgrades </text:p>
            </text:list-item>
            <text:list-item>
              <text:p text:style-name="P11">Ongoing support and troubleshooting </text:p>
            </text:list-item>
          </text:list>
        </text:list-item>
      </text:list>
      <text:p text:style-name="Horizontal_20_Line"/>
      <text:h text:style-name="Heading_20_3" text:outline-level="3">Waterfall Model Stages Summary:</text:h>
      <text:list text:style-name="L7">
        <text:list-item>
          <text:p text:style-name="P14"><text:span text:style-name="Strong_20_Emphasis">Requirement Gathering and Analysis</text:span> </text:p>
        </text:list-item>
        <text:list-item>
          <text:p text:style-name="P14"><text:span text:style-name="Strong_20_Emphasis">System Design</text:span> </text:p>
        </text:list-item>
        <text:list-item>
          <text:p text:style-name="P14"><text:span text:style-name="Strong_20_Emphasis">Implementation (Development)</text:span> </text:p>
        </text:list-item>
        <text:list-item>
          <text:p text:style-name="P14"><text:span text:style-name="Strong_20_Emphasis">Integration and Testing (Verification)</text:span> </text:p>
        </text:list-item>
        <text:list-item>
          <text:p text:style-name="P14"><text:span text:style-name="Strong_20_Emphasis">Deployment (Installation)</text:span> </text:p>
        </text:list-item>
        <text:list-item>
          <text:p text:style-name="P13"><text:span text:style-name="Strong_20_Emphasis">Maintenance</text:span> </text:p>
        </text:list-item>
      </text:list>
      <text:p text:style-name="Horizontal_20_Line"/>
      <text:h text:style-name="Heading_20_3" text:outline-level="3"><text:soft-page-break/>Key Characteristics of Waterfall:</text:h>
      <text:list text:style-name="L8">
        <text:list-item>
          <text:p text:style-name="P16"><text:span text:style-name="Strong_20_Emphasis">Linear and Sequential</text:span>: Each phase depends on the previous one, and they follow in a strict order. </text:p>
        </text:list-item>
        <text:list-item>
          <text:p text:style-name="P16"><text:span text:style-name="Strong_20_Emphasis">Limited Flexibility</text:span>: Once a phase is completed, going back to it is difficult, making it challenging to accommodate changes. </text:p>
        </text:list-item>
        <text:list-item>
          <text:p text:style-name="P16"><text:span text:style-name="Strong_20_Emphasis">Clear Documentation</text:span>: Each stage produces documentation that serves as a blueprint for the next one. </text:p>
        </text:list-item>
        <text:list-item>
          <text:p text:style-name="P15"><text:span text:style-name="Strong_20_Emphasis">Ideal for Well-Defined Projects</text:span>: Works best for projects with well-understood requirements that are unlikely to change over time (e.g., government or regulatory projects). </text:p>
        </text:list-item>
      </text:list>
      <text:h text:style-name="Heading_20_3" text:outline-level="3">Advantages of Waterfall:</text:h>
      <text:list text:style-name="L9">
        <text:list-item>
          <text:p text:style-name="P18">Simple to understand and use. </text:p>
        </text:list-item>
        <text:list-item>
          <text:p text:style-name="P18">Clear and structured approach. </text:p>
        </text:list-item>
        <text:list-item>
          <text:p text:style-name="P18">Easy to manage due to its rigid structure. </text:p>
        </text:list-item>
        <text:list-item>
          <text:p text:style-name="P17">Well-suited for projects with fixed, unchanging requirements. </text:p>
        </text:list-item>
      </text:list>
      <text:h text:style-name="Heading_20_3" text:outline-level="3">Disadvantages of Waterfall:</text:h>
      <text:list text:style-name="L10">
        <text:list-item>
          <text:p text:style-name="P20">Not flexible to changes; difficult to go back to a previous stage. </text:p>
        </text:list-item>
        <text:list-item>
          <text:p text:style-name="P20">Late testing phase, so issues may only be discovered later in development. </text:p>
        </text:list-item>
        <text:list-item>
          <text:p text:style-name="P19">Not ideal for projects with evolving or unclear requirements (like many modern software projects). </text:p>
        </text:list-item>
      </text:list>
      <text:p text:style-name="Text_20_body">The <text:span text:style-name="Strong_20_Emphasis">Waterfall model</text:span> is often contrasted with more <text:span text:style-name="Strong_20_Emphasis">iterative</text:span> and <text:span text:style-name="Strong_20_Emphasis">flexible models</text:span> like <text:span text:style-name="Strong_20_Emphasis">Agile</text:span>, which allow for ongoing feedback and changes during development.</text:p>
      <text:p text:style-name="Text_20_body">Let me know if you'd like more details on Waterfall or comparisons with other methodologi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3T17:05:41.640000000</meta:creation-date>
    <dc:date>2024-12-23T17:05:44.414000000</dc:date>
    <meta:editing-duration>PT4S</meta:editing-duration>
    <meta:editing-cycles>1</meta:editing-cycles>
    <meta:generator>LibreOffice/7.6.2.1$Windows_X86_64 LibreOffice_project/56f7684011345957bbf33a7ee678afaf4d2ba333</meta:generator>
    <meta:document-statistic meta:table-count="0" meta:image-count="0" meta:object-count="0" meta:page-count="3" meta:paragraph-count="68" meta:word-count="673" meta:character-count="4471" meta:non-whitespace-character-count="3866"/>
  </office:meta>
</office:document-meta>
</file>